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xo 2" svg:font-family="'Exo 2', Lato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6df2" officeooo:paragraph-rsid="00006df2"/>
    </style:style>
    <style:style style:name="P2" style:family="paragraph" style:parent-style-name="Standard" style:list-style-name="L1">
      <style:text-properties officeooo:rsid="00006df2" officeooo:paragraph-rsid="00006df2"/>
    </style:style>
    <style:style style:name="P3" style:family="paragraph" style:parent-style-name="Standard" style:list-style-name="L1">
      <style:text-properties officeooo:paragraph-rsid="00006df2"/>
    </style:style>
    <style:style style:name="T1" style:family="text">
      <style:text-properties officeooo:rsid="00006df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uestas Joc de selectors – Flukeout</text:p>
      <text:list xml:id="list4119611168" text:style-name="L1">
        <text:list-item>
          <text:p text:style-name="P2">plate</text:p>
        </text:list-item>
        <text:list-item>
          <text:p text:style-name="P2">bento</text:p>
        </text:list-item>
        <text:list-item>
          <text:p text:style-name="P2">#fancy</text:p>
        </text:list-item>
        <text:list-item>
          <text:p text:style-name="P2">plate apple</text:p>
        </text:list-item>
        <text:list-item>
          <text:p text:style-name="P2">#fancy pickle</text:p>
        </text:list-item>
        <text:list-item>
          <text:p text:style-name="P2">.small</text:p>
        </text:list-item>
        <text:list-item>
          <text:p text:style-name="P2">orange.small</text:p>
        </text:list-item>
        <text:list-item>
          <text:p text:style-name="P2">bento orange.small</text:p>
        </text:list-item>
        <text:list-item>
          <text:p text:style-name="P2">plate, bento</text:p>
        </text:list-item>
        <text:list-item>
          <text:p text:style-name="P2">*</text:p>
        </text:list-item>
        <text:list-item>
          <text:p text:style-name="P2">plate*</text:p>
        </text:list-item>
        <text:list-item>
          <text:p text:style-name="P2">plate + apple</text:p>
        </text:list-item>
        <text:list-item>
          <text:p text:style-name="P3"><text:span text:style-name="T1">bento ～ pickle</text:span></text:p>
        </text:list-item>
        <text:list-item>
          <text:p text:style-name="P2">plate &gt; apple</text:p>
        </text:list-item>
        <text:list-item>
          <text:p text:style-name="P2">plate :first-child</text:p>
        </text:list-item>
        <text:list-item>
          <text:p text:style-name="P2">plate :only-child</text:p>
        </text:list-item>
        <text:list-item>
          <text:p text:style-name="P2">#fancy:last-child, pickle</text:p>
        </text:list-item>
        <text:list-item>
          <text:p text:style-name="P2">plate:nth-child(3)</text:p>
        </text:list-item>
        <text:list-item>
          <text:p text:style-name="P2">bento:nth-last-child(3)</text:p>
        </text:list-item>
        <text:list-item>
          <text:p text:style-name="P2">apple:first-of-type</text:p>
        </text:list-item>
        <text:list-item>
          <text:p text:style-name="P2">plate:nth-of-type(even)</text:p>
        </text:list-item>
        <text:list-item>
          <text:p text:style-name="P2">plate:nth-of-type(2n+3)</text:p>
        </text:list-item>
        <text:list-item>
          <text:p text:style-name="P2">apple.small:only-of-type</text:p>
        </text:list-item>
        <text:list-item>
          <text:p text:style-name="P2">orange:last-of-type, apple:last-of-type</text:p>
        </text:list-item>
        <text:list-item>
          <text:p text:style-name="P2">bento:empty</text:p>
        </text:list-item>
        <text:list-item>
          <text:p text:style-name="P2">apple:not(.small)</text:p>
        </text:list-item>
        <text:list-item>
          <text:p text:style-name="P2">[for]</text:p>
        </text:list-item>
        <text:list-item>
          <text:p text:style-name="P2">plate[for]</text:p>
        </text:list-item>
        <text:list-item>
          <text:p text:style-name="P2">[for=”Vitaly”]</text:p>
        </text:list-item>
        <text:list-item>
          <text:p text:style-name="P3"><text:span text:style-name="T1">[forˆ=”Sa”]</text:span></text:p>
        </text:list-item>
        <text:list-item>
          <text:p text:style-name="P2">[for$=”ato”]</text:p>
        </text:list-item>
        <text:list-item>
          <text:p text:style-name="P2">[for*=”obb”]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xo 2" svg:font-family="'Exo 2', Lato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22:40:30.828000000</meta:creation-date>
    <dc:date>2022-11-15T23:04:00.280000000</dc:date>
    <meta:editing-duration>PT23M29S</meta:editing-duration>
    <meta:editing-cycles>1</meta:editing-cycles>
    <meta:document-statistic meta:table-count="0" meta:image-count="0" meta:object-count="0" meta:page-count="1" meta:paragraph-count="33" meta:word-count="83" meta:character-count="581" meta:non-whitespace-character-count="562"/>
    <meta:generator>LibreOffice/7.4.2.3$Windows_X86_64 LibreOffice_project/382eef1f22670f7f4118c8c2dd222ec7ad009daf</meta:generator>
  </office:meta>
</office:document-meta>
</file>